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2.547cm"/>
    </style:style>
    <style:style style:name="co3" style:family="table-column">
      <style:table-column-properties fo:break-before="auto" style:column-width="2.2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要件定義書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要件定義書" table:style-name="ta1">
        <office:forms form:automatic-focus="false" form:apply-design-mode="false"/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59" table:default-cell-style-name="ce1"/>
        <table:table-column table:style-name="co3" table:number-columns-repeated="955" table:default-cell-style-name="ce10"/>
        <table:table-row table:style-name="ro1">
          <table:table-cell/>
          <table:table-cell table:style-name="ce2"/>
          <table:table-cell table:style-name="ce7" table:number-columns-repeated="2"/>
          <table:table-cell table:style-name="ce2" table:number-columns-repeated="2"/>
          <table:table-cell table:style-name="ce7" table:number-columns-repeated="6"/>
          <table:table-cell table:style-name="ce2" table:number-columns-repeated="5"/>
          <table:table-cell table:style-name="ce7" table:number-columns-repeated="7"/>
          <table:table-cell table:style-name="ce2"/>
          <table:table-cell table:style-name="ce7" table:number-columns-repeated="3"/>
          <table:table-cell table:style-name="ce2"/>
          <table:table-cell table:style-name="ce7" table:number-columns-repeated="24"/>
          <table:table-cell table:style-name="ce2" table:number-columns-repeated="2"/>
          <table:table-cell table:style-name="ce7" table:number-columns-repeated="2"/>
          <table:table-cell table:style-name="ce2"/>
          <table:table-cell table:style-name="ce7" table:number-columns-repeated="3"/>
          <table:table-cell table:style-name="ce2"/>
          <table:table-cell table:style-name="ce7" table:number-columns-repeated="3"/>
          <table:table-cell table:style-name="ce9"/>
          <table:table-cell table:style-name="ce7" table:number-columns-repeated="3"/>
          <table:table-cell table:number-columns-repeated="955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要件定義書</text:p>
          </table:table-cell>
          <table:covered-table-cell table:number-columns-repeated="14" table:style-name="ce5"/>
          <table:table-cell table:style-name="ce8" table:number-columns-spanned="33" table:number-rows-spanned="1"/>
          <table:covered-table-cell table:number-columns-repeated="32" table:style-name="ce8"/>
          <table:table-cell table:style-name="ce8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8"/>
          <table:table-cell table:style-name="ce8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8"/>
          <table:table-cell table:number-columns-repeated="955"/>
        </table:table-row>
        <table:table-row table:style-name="ro1">
          <table:table-cell/>
          <table:covered-table-cell table:number-columns-repeated="15" table:style-name="ce5"/>
          <table:table-cell table:style-name="ce13" office:value-type="string" calcext:value-type="string" table:number-columns-spanned="33" table:number-rows-spanned="3">
            <text:p>To-Doアプリ</text:p>
          </table:table-cell>
          <table:covered-table-cell table:number-columns-repeated="32" table:style-name="ce13"/>
          <table:table-cell table:style-name="ce11" office:value-type="string" calcext:value-type="string" table:number-columns-spanned="5" table:number-rows-spanned="3">
            <text:p>高田　真季</text:p>
          </table:table-cell>
          <table:covered-table-cell table:number-columns-repeated="4" table:style-name="ce11"/>
          <table:table-cell table:style-name="ce14" office:value-type="date" office:date-value="2022-08-22" calcext:value-type="date" table:number-columns-spanned="5" table:number-rows-spanned="3">
            <text:p>8月22日</text:p>
          </table:table-cell>
          <table:covered-table-cell table:number-columns-repeated="4" table:style-name="ce11"/>
          <table:table-cell table:style-name="ce11" table:number-columns-spanned="5" table:number-rows-spanned="3"/>
          <table:covered-table-cell table:number-columns-repeated="4" table:style-name="ce11"/>
          <table:table-cell table:style-name="ce11" table:number-columns-spanned="5" table:number-rows-spanned="3"/>
          <table:covered-table-cell table:number-columns-repeated="4" table:style-name="ce11"/>
          <table:table-cell table:number-columns-repeated="955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3"/>
          <table:covered-table-cell table:number-columns-repeated="20" table:style-name="ce11"/>
          <table:table-cell table:number-columns-repeated="955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3"/>
          <table:covered-table-cell table:number-columns-repeated="20" table:style-name="ce11"/>
          <table:table-cell table:number-columns-repeated="955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必須機能</text:p>
          </table:table-cell>
          <table:covered-table-cell table:number-columns-repeated="67" table:style-name="ce6"/>
          <table:table-cell table:number-columns-repeated="955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作成機能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機能概要</text:p>
          </table:table-cell>
          <table:covered-table-cell table:number-columns-repeated="58" table:style-name="ce8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 table:number-columns-spanned="9" table:number-rows-spanned="5">
            <text:p>一覧表示(4人日）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DBから一定の期間内に登録されているデータを読み込み、To-Do一覧を表示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完了していないタスクのみを表示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2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ID（メールアドレス）、ニックネームなどのユーザー情報を表示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 table:number-columns-spanned="9" table:number-rows-spanned="5">
            <text:p>登録(2人日）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タスク名と達成期限、優先順位、コメント、画像（ユーザーが添付した場合）をDBに登録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2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登録した日時をDBに登録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2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ログイン情報（ID、パスワード、メールアドレス、ログイン日時）を登録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更新（2人日）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完了したタスクを非表示の状態へと更新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変更を行ったタスクの詳細内容を更新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ユーザー情報を更新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更新した日時を保存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2">
          <table:table-cell/>
          <table:table-cell table:style-name="ce11" office:value-type="string" calcext:value-type="string" table:number-columns-spanned="9" table:number-rows-spanned="5">
            <text:p>削除(1人日）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既に登録されているタスクの中から、必要ではなくなったタスクをDBから削除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ログイン情報を削除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追加機能</text:p>
          </table:table-cell>
          <table:covered-table-cell table:number-columns-repeated="67" table:style-name="ce6"/>
          <table:table-cell table:number-columns-repeated="955"/>
        </table:table-row>
        <table:table-row table:style-name="ro1">
          <table:table-cell/>
          <table:table-cell table:style-name="ce8" office:value-type="string" calcext:value-type="string" table:number-columns-spanned="9" table:number-rows-spanned="1">
            <text:p>作成機能</text:p>
          </table:table-cell>
          <table:covered-table-cell table:number-columns-repeated="8" table:style-name="ce8"/>
          <table:table-cell table:style-name="ce8" office:value-type="string" calcext:value-type="string" table:number-columns-spanned="59" table:number-rows-spanned="1">
            <text:p>機能概要</text:p>
          </table:table-cell>
          <table:covered-table-cell table:number-columns-repeated="58" table:style-name="ce8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タイムスケジュール・カレンダー(3人日)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カレンダー日時をクリックすると、その日が期限となるタスクを表示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開始日から期限日までをカレンダー上に矢印もしくは棒で表示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グループ化(2人日)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タスクを内容ごとにグループとしてまとめ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利用者が任意のタスクをグループにしてまとめる機能を作成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リマインダー(2人日)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ユーザーがよく行うタスクの内容を登録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ユーザーがよく行うタスクを自動的に登録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通知機能(2人日)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期限が近いタスク、期限切れのタスクをメールで通知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リマインダー機能によってタスクが自動的に登録された際に、メールで通知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完了したタスクの表示(3人日)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完了したタスクのみを表示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完了タスク数を表示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タスクをクリアした数によってユーザーを表彰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2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表示/非表示を選択出来る機能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タスクの並び替え、検索(3人日)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タスクの期限が近い順に並び替え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タスクの優先度順に並び替え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コメントされているタスクを表示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グループ化されているタスク内で、各条件における並び替えを行う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チュートリアル（実装しない）</text:p>
          </table:table-cell>
          <table:covered-table-cell table:number-columns-repeated="8" table:style-name="ce11"/>
          <table:table-cell table:style-name="ce11" office:value-type="string" calcext:value-type="string" table:number-columns-spanned="59" table:number-rows-spanned="1">
            <text:p>各機能を初めて使用する際に、操作の手順であるチュートリアルを表示させ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office:value-type="string" calcext:value-type="string" table:number-columns-spanned="59" table:number-rows-spanned="1">
            <text:p>チュートリアルをいつでも確認できるようにする。</text:p>
          </table:table-cell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covered-table-cell table:number-columns-repeated="9" table:style-name="ce11"/>
          <table:table-cell table:style-name="ce11" table:number-columns-spanned="59" table:number-rows-spanned="1"/>
          <table:covered-table-cell table:number-columns-repeated="58" table:style-name="ce11"/>
          <table:table-cell table:number-columns-repeated="955"/>
        </table:table-row>
        <table:table-row table:style-name="ro1">
          <table:table-cell/>
          <table:table-cell table:style-name="ce11" office:value-type="string" calcext:value-type="string" table:number-columns-spanned="9" table:number-rows-spanned="5">
            <text:p>合計：24人日</text:p>
          </table:table-cell>
          <table:covered-table-cell table:number-columns-repeated="8" table:style-name="ce11"/>
          <table:table-cell table:number-columns-repeated="1014"/>
        </table:table-row>
        <table:table-row table:style-name="ro1">
          <table:table-cell/>
          <table:covered-table-cell table:number-columns-repeated="9" table:style-name="ce11"/>
          <table:table-cell table:number-columns-repeated="1014"/>
        </table:table-row>
        <table:table-row table:style-name="ro1">
          <table:table-cell/>
          <table:covered-table-cell table:number-columns-repeated="9" table:style-name="ce11"/>
          <table:table-cell table:number-columns-repeated="1014"/>
        </table:table-row>
        <table:table-row table:style-name="ro1">
          <table:table-cell/>
          <table:covered-table-cell table:number-columns-repeated="9" table:style-name="ce11"/>
          <table:table-cell table:number-columns-repeated="1014"/>
        </table:table-row>
        <table:table-row table:style-name="ro1">
          <table:table-cell/>
          <table:covered-table-cell table:number-columns-repeated="9" table:style-name="ce11"/>
          <table:table-cell table:number-columns-repeated="101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number-style style:name="N10113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3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9" number:language="ja" number:country="JP">
      <number:day number:style="long"/>
      <number:text>-</number:text>
      <number:month number:textual="true"/>
    </number:date-style>
    <number:date-style style:name="N10120" number:language="ja" number:country="JP">
      <number:month number:textual="true"/>
      <number:text>-</number:text>
      <number:year/>
    </number:date-style>
    <number:time-style style:name="N10121" number:language="ja" number:country="JP">
      <number:hours/>
      <number:text>:</number:text>
      <number:minute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_20_15" style:display-name="Accent 1 15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4" style:display-name="Accent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6" style:display-name="Accent 2 16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7" style:display-name="Accent 3 17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1" style:display-name="Bad 11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3" style:display-name="Error 13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6" style:display-name="Footnote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9" style:display-name="Good 9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2" style:display-name="Heading 1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3" style:display-name="Heading 2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7" style:display-name="Hyperlink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10" style:display-name="Neutral 10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5" style:display-name="Note 5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8" style:display-name="Status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4" style:display-name="Text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2" style:display-name="Warning 1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要件定義書" style:display-name="PageStyle_要件定義書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4</meta:editing-cycles>
    <meta:creation-date>2019-08-13T15:02:20</meta:creation-date>
    <dc:date>2022-08-23T09:46:42.786000000</dc:date>
    <dc:language>ja-JP</dc:language>
    <meta:editing-duration>PT3H34M53S</meta:editing-duration>
    <meta:generator>LibreOffice/7.3.5.2$Windows_X86_64 LibreOffice_project/184fe81b8c8c30d8b5082578aee2fed2ea847c01</meta:generator>
    <meta:document-statistic meta:table-count="1" meta:cell-count="5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